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7.592cm"/>
    </style:style>
    <style:style style:name="Tabla2.B" style:family="table-column">
      <style:table-column-properties style:column-width="9.421cm"/>
    </style:style>
    <style:style style:name="Tabla2.A1" style:family="table-cell">
      <style:table-cell-properties style:vertical-align="middle"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05pt dotted #000000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5.794cm"/>
    </style:style>
    <style:style style:name="Tabla1.C" style:family="table-column">
      <style:table-column-properties style:column-width="4.71cm"/>
    </style:style>
    <style:style style:name="Tabla1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la1.C1" style:family="table-cell">
      <style:table-cell-properties fo:padding="0.097cm" fo:border="0.05pt dotted #000000"/>
    </style:style>
    <style:style style:name="Tabla1.A2" style:family="table-cell">
      <style:table-cell-properties style:vertical-align="middle" fo:padding="0.097cm" fo:border-left="0.05pt dotted #000000" fo:border-right="none" fo:border-top="none" fo:border-bottom="0.05pt dotted #000000"/>
    </style:style>
    <style:style style:name="Tabla1.B2" style:family="table-cell">
      <style:table-cell-properties fo:padding="0.097cm" fo:border-left="0.05pt dotted #000000" fo:border-right="none" fo:border-top="none" fo:border-bottom="0.05pt dotted #000000"/>
    </style:style>
    <style:style style:name="Tabla1.C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1.B3" style:family="table-cell">
      <style:table-cell-properties fo:padding="0.097cm" fo:border-left="0.05pt dotted #000000" fo:border-right="none" fo:border-top="none" fo:border-bottom="0.05pt dotted #000000"/>
    </style:style>
    <style:style style:name="Tabla1.C3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1.B4" style:family="table-cell">
      <style:table-cell-properties fo:padding="0.097cm" fo:border-left="0.05pt dotted #000000" fo:border-right="none" fo:border-top="none" fo:border-bottom="0.05pt dotted #000000"/>
    </style:style>
    <style:style style:name="Tabla1.C4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1.B5" style:family="table-cell">
      <style:table-cell-properties fo:padding="0.097cm" fo:border-left="0.05pt dotted #000000" fo:border-right="none" fo:border-top="none" fo:border-bottom="0.05pt dotted #000000"/>
    </style:style>
    <style:style style:name="Tabla1.C5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" style:family="table">
      <style:table-properties style:width="17.022cm" fo:margin-left="0cm" table:align="left"/>
    </style:style>
    <style:style style:name="Tabla4.A" style:family="table-column">
      <style:table-column-properties style:column-width="7.791cm"/>
    </style:style>
    <style:style style:name="Tabla4.B" style:family="table-column">
      <style:table-column-properties style:column-width="4.512cm"/>
    </style:style>
    <style:style style:name="Tabla4.C" style:family="table-column">
      <style:table-column-properties style:column-width="4.718cm"/>
    </style:style>
    <style:style style:name="Tabla4.A1" style:family="table-cell">
      <style:table-cell-properties fo:padding="0.097cm" fo:border-left="0.05pt dotted #000000" fo:border-right="none" fo:border-top="0.05pt dotted #000000" fo:border-bottom="0.05pt dotted #000000"/>
    </style:style>
    <style:style style:name="Tabla4.C1" style:family="table-cell">
      <style:table-cell-properties fo:padding="0.097cm" fo:border="0.05pt dotted #000000"/>
    </style:style>
    <style:style style:name="Tabla4.A2" style:family="table-cell">
      <style:table-cell-properties style:vertical-align="middle" fo:padding="0.097cm" fo:border-left="0.05pt dotted #000000" fo:border-right="none" fo:border-top="none" fo:border-bottom="0.05pt dotted #000000"/>
    </style:style>
    <style:style style:name="Tabla4.B2" style:family="table-cell">
      <style:table-cell-properties fo:padding="0.097cm" fo:border-left="0.05pt dotted #000000" fo:border-right="none" fo:border-top="none" fo:border-bottom="0.05pt dotted #000000"/>
    </style:style>
    <style:style style:name="Tabla4.C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3" style:family="table-cell">
      <style:table-cell-properties fo:padding="0.097cm" fo:border-left="0.05pt dotted #000000" fo:border-right="none" fo:border-top="none" fo:border-bottom="0.05pt dotted #000000"/>
    </style:style>
    <style:style style:name="Tabla4.C3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4" style:family="table-cell">
      <style:table-cell-properties fo:padding="0.097cm" fo:border-left="0.05pt dotted #000000" fo:border-right="none" fo:border-top="none" fo:border-bottom="0.05pt dotted #000000"/>
    </style:style>
    <style:style style:name="Tabla4.C4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5" style:family="table-cell">
      <style:table-cell-properties fo:padding="0.097cm" fo:border-left="0.05pt dotted #000000" fo:border-right="none" fo:border-top="none" fo:border-bottom="0.05pt dotted #000000"/>
    </style:style>
    <style:style style:name="Tabla4.C5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6" style:family="table-cell">
      <style:table-cell-properties fo:padding="0.097cm" fo:border-left="0.05pt dotted #000000" fo:border-right="none" fo:border-top="none" fo:border-bottom="0.05pt dotted #000000"/>
    </style:style>
    <style:style style:name="Tabla4.C6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7" style:family="table-cell">
      <style:table-cell-properties fo:padding="0.097cm" fo:border-left="0.05pt dotted #000000" fo:border-right="none" fo:border-top="none" fo:border-bottom="0.05pt dotted #000000"/>
    </style:style>
    <style:style style:name="Tabla4.C7" style:family="table-cell">
      <style:table-cell-properties fo:padding="0.097cm" fo:border-left="0.05pt dotted #000000" fo:border-right="0.05pt dotted #000000" fo:border-top="none" fo:border-bottom="0.05pt dotted #000000"/>
    </style:style>
    <style:style style:name="Tabla4.B8" style:family="table-cell">
      <style:table-cell-properties fo:padding="0.097cm" fo:border-left="0.05pt dotted #000000" fo:border-right="none" fo:border-top="none" fo:border-bottom="0.05pt dotted #000000"/>
    </style:style>
    <style:style style:name="Tabla4.C8" style:family="table-cell">
      <style:table-cell-properties fo:padding="0.097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text-properties style:font-name="Georgia" officeooo:rsid="000c077f" officeooo:paragraph-rsid="000c077f"/>
    </style:style>
    <style:style style:name="P4" style:family="paragraph" style:parent-style-name="Standard">
      <style:text-properties style:font-name="Georgia" officeooo:rsid="000c077f" officeooo:paragraph-rsid="0012efbd"/>
    </style:style>
    <style:style style:name="P5" style:family="paragraph" style:parent-style-name="Standard">
      <style:text-properties style:font-name="Georgia" fo:font-style="italic" officeooo:rsid="000c077f" officeooo:paragraph-rsid="0012efbd" style:font-style-asian="italic" style:font-style-complex="italic"/>
    </style:style>
    <style:style style:name="P6" style:family="paragraph" style:parent-style-name="Standard">
      <style:text-properties style:font-name="Georgia" fo:font-size="10pt" officeooo:paragraph-rsid="00137d07" style:font-size-asian="10pt" style:font-size-complex="10pt"/>
    </style:style>
    <style:style style:name="P7" style:family="paragraph" style:parent-style-name="Standard">
      <style:text-properties fo:color="#000080" style:font-name="Georgia" fo:font-weight="bold" style:font-weight-asian="bold" style:font-weight-complex="bold"/>
    </style:style>
    <style:style style:name="P8" style:family="paragraph" style:parent-style-name="Standard">
      <style:text-properties fo:color="#000080" style:font-name="Georgia" fo:font-weight="bold" officeooo:paragraph-rsid="00146d29" style:font-weight-asian="bold" style:font-weight-complex="bold"/>
    </style:style>
    <style:style style:name="P9" style:family="paragraph" style:parent-style-name="Standard">
      <style:text-properties fo:color="#000080" style:font-name="Georgia" fo:font-size="10pt" fo:font-weight="bold" officeooo:paragraph-rsid="00146d29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80" style:font-name="Georgia" fo:font-size="10pt" fo:font-weight="bold" officeooo:paragraph-rsid="0014d64c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80" style:font-name="Georgia" fo:font-size="10pt" fo:font-weight="bold" officeooo:paragraph-rsid="0018e345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80" style:font-name="Georgia" fo:font-size="10pt" fo:font-weight="bold" officeooo:rsid="0018e345" officeooo:paragraph-rsid="0018e345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80" style:font-name="Georgia" fo:font-size="10pt" fo:font-weight="bold" officeooo:rsid="0018e345" officeooo:paragraph-rsid="001b2ddd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80" style:font-name="Georgia" fo:font-size="10pt" fo:font-weight="bold" officeooo:rsid="001b2ddd" officeooo:paragraph-rsid="001b2ddd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style:font-name="Georgia" fo:font-size="10pt" fo:font-weight="normal" officeooo:rsid="000ded3d" officeooo:paragraph-rsid="000ded3d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Georgia" fo:font-size="10pt" fo:font-weight="normal" officeooo:rsid="000c077f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Georgia" fo:font-size="10pt" fo:font-weight="normal" officeooo:rsid="00146d29" officeooo:paragraph-rsid="00146d29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Georgia" fo:font-size="10pt" fo:font-weight="normal" officeooo:rsid="00146d29" officeooo:paragraph-rsid="0014d64c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style:font-name="Georgia" fo:font-size="10pt" fo:font-weight="normal" officeooo:rsid="00146d29" officeooo:paragraph-rsid="0018e345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style:font-name="Georgia" fo:font-size="10pt" fo:font-weight="normal" officeooo:rsid="0018e345" officeooo:paragraph-rsid="0018e345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Georgia" fo:font-size="10pt" fo:font-weight="normal" officeooo:rsid="001b2ddd" officeooo:paragraph-rsid="001b2ddd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Georgia" fo:font-size="10pt" fo:font-weight="normal" officeooo:rsid="001b2ddd" officeooo:paragraph-rsid="001b2ddd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color="#000000" style:font-name="Georgia" fo:font-size="10pt" fo:font-style="italic" fo:font-weight="normal" officeooo:rsid="00146d29" officeooo:paragraph-rsid="00146d29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fo:color="#000000" style:font-name="Georgia" fo:font-size="15pt" fo:font-weight="normal" officeooo:rsid="00146d29" officeooo:paragraph-rsid="0018e345" style:font-size-asian="15pt" style:font-weight-asian="normal" style:font-size-complex="15pt" style:font-weight-complex="normal"/>
    </style:style>
    <style:style style:name="P25" style:family="paragraph" style:parent-style-name="Standard">
      <style:text-properties fo:color="#000000" style:font-name="Georgia" fo:font-size="12pt" fo:font-weight="normal" officeooo:rsid="001b2ddd" officeooo:paragraph-rsid="001b2ddd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11a97e"/>
    </style:style>
    <style:style style:name="P27" style:family="paragraph" style:parent-style-name="Standard">
      <style:text-properties officeooo:paragraph-rsid="0014d64c"/>
    </style:style>
    <style:style style:name="P28" style:family="paragraph" style:parent-style-name="Table_20_Contents">
      <style:text-properties style:font-name="Georgia" fo:font-size="10pt" style:font-size-asian="10pt" style:font-size-complex="10pt"/>
    </style:style>
    <style:style style:name="P29" style:family="paragraph" style:parent-style-name="Table_20_Contents">
      <style:text-properties style:font-name="Georgia" fo:font-size="10pt" officeooo:paragraph-rsid="00137d07" style:font-size-asian="10pt" style:font-size-complex="10pt"/>
    </style:style>
    <style:style style:name="P30" style:family="paragraph" style:parent-style-name="Table_20_Contents">
      <style:text-properties style:font-name="Georgia" fo:font-size="10pt" officeooo:paragraph-rsid="00140993" style:font-size-asian="10pt" style:font-size-complex="10pt"/>
    </style:style>
    <style:style style:name="P31" style:family="paragraph" style:parent-style-name="Table_20_Contents">
      <style:text-properties style:font-name="Georgia" fo:font-size="10pt" officeooo:paragraph-rsid="0014d64c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Georgia" fo:font-size="10pt" fo:font-style="italic" officeooo:paragraph-rsid="000ded3d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end" style:justify-single-word="false"/>
      <style:text-properties style:font-name="Georgia" fo:font-size="10pt" fo:font-style="italic" officeooo:paragraph-rsid="0014d64c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end" style:justify-single-word="false"/>
      <style:text-properties style:font-name="Georgia" fo:font-size="10pt" fo:font-style="italic" officeooo:paragraph-rsid="00166e30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end" style:justify-single-word="false"/>
      <style:text-properties style:font-name="Georgia" fo:font-size="10pt" fo:font-style="italic" officeooo:rsid="00146d29" officeooo:paragraph-rsid="00146d29" style:font-size-asian="10pt" style:font-style-asian="italic" style:font-size-complex="10pt" style:font-style-complex="italic"/>
    </style:style>
    <style:style style:name="P36" style:family="paragraph" style:parent-style-name="Table_20_Contents">
      <style:paragraph-properties fo:text-align="end" style:justify-single-word="false"/>
      <style:text-properties style:font-name="Georgia" fo:font-size="10pt" fo:font-style="italic" officeooo:rsid="00146d29" officeooo:paragraph-rsid="00166e30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padding="0.049cm" fo:border-left="none" fo:border-right="none" fo:border-top="none" fo:border-bottom="0.06pt solid #000099" style:shadow="none" style:writing-mode="page"/>
      <style:text-properties fo:color="#280099" style:font-name="Georgia" fo:font-size="13pt" fo:font-weight="bold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margin-left="0.3cm" fo:margin-right="0cm" fo:text-align="start" style:justify-single-word="false" fo:text-indent="0cm" style:auto-text-indent="false" style:writing-mode="page"/>
      <style:text-properties fo:color="#cc0000" style:font-name="Georgia" fo:font-size="10pt" officeooo:rsid="000c077f" style:font-size-asian="10pt" style:font-size-complex="10pt"/>
    </style:style>
    <style:style style:name="P39" style:family="paragraph" style:parent-style-name="Table_20_Contents">
      <style:paragraph-properties fo:margin-left="0.3cm" fo:margin-right="0cm" fo:text-align="start" style:justify-single-word="false" fo:text-indent="0cm" style:auto-text-indent="false" style:writing-mode="page"/>
      <style:text-properties fo:color="#cc0000" style:font-name="Georgia" fo:font-size="10pt" officeooo:rsid="000f4730" officeooo:paragraph-rsid="000f4730" style:font-size-asian="10pt" style:font-size-complex="10pt"/>
    </style:style>
    <style:style style:name="P40" style:family="paragraph" style:parent-style-name="Table_20_Contents">
      <style:paragraph-properties fo:margin-left="0.3cm" fo:margin-right="0cm" fo:text-align="start" style:justify-single-word="false" fo:text-indent="0cm" style:auto-text-indent="false" style:writing-mode="page"/>
      <style:text-properties fo:color="#cc0000" style:font-name="Georgia" fo:font-size="10pt" officeooo:rsid="00140993" officeooo:paragraph-rsid="00140993" style:font-size-asian="10pt" style:font-size-complex="10pt"/>
    </style:style>
    <style:style style:name="P41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990000" style:font-name="Georgia" fo:font-size="10pt" officeooo:rsid="000e74d7" style:font-size-asian="10pt" style:font-size-complex="10pt"/>
    </style:style>
    <style:style style:name="P42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990000" style:font-name="Georgia" fo:font-size="10pt" officeooo:rsid="000e74d7" officeooo:paragraph-rsid="0014d64c" style:font-size-asian="10pt" style:font-size-complex="10pt"/>
    </style:style>
    <style:style style:name="P43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990000" style:font-name="Georgia" fo:font-size="10pt" officeooo:rsid="000f4730" officeooo:paragraph-rsid="000f4730" style:font-size-asian="10pt" style:font-size-complex="10pt"/>
    </style:style>
    <style:style style:name="P44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990000" style:font-name="Georgia" fo:font-size="10pt" officeooo:rsid="000f4730" officeooo:paragraph-rsid="0014d64c" style:font-size-asian="10pt" style:font-size-complex="10pt"/>
    </style:style>
    <style:style style:name="P45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000000" style:font-name="Georgia" fo:font-size="10pt" fo:font-weight="bold" officeooo:rsid="00146d29" officeooo:paragraph-rsid="00146d29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margin-left="0.3cm" fo:margin-right="0cm" fo:text-align="center" style:justify-single-word="false" fo:text-indent="0cm" style:auto-text-indent="false" style:writing-mode="page"/>
      <style:text-properties fo:color="#000000" style:font-name="Georgia" fo:font-size="10pt" fo:font-weight="bold" officeooo:rsid="00146d29" officeooo:paragraph-rsid="0014d64c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margin-left="0.3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cc0000" style:font-name="Georgia" fo:font-size="10pt" officeooo:rsid="00137d07" officeooo:paragraph-rsid="00137d07" style:font-size-asian="10pt" style:font-size-complex="10pt"/>
    </style:style>
    <style:style style:name="P48" style:family="paragraph" style:parent-style-name="Table_20_Contents">
      <style:paragraph-properties fo:margin-left="0.3cm" fo:margin-right="0cm" fo:text-align="center" style:justify-single-word="false" fo:text-indent="0cm" style:auto-text-indent="false" style:shadow="none" style:writing-mode="page"/>
      <style:text-properties fo:color="#000000" style:font-name="Georgia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.3cm" fo:margin-right="0cm" fo:text-align="center" style:justify-single-word="false" fo:text-indent="0cm" style:auto-text-indent="false" style:shadow="none" style:writing-mode="page"/>
      <style:text-properties fo:color="#000000" style:font-name="Georgia" fo:font-size="10pt" fo:font-weight="bold" officeooo:paragraph-rsid="0014d64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break-before="page"/>
      <style:text-properties fo:color="#000000" style:font-name="Georgia" fo:font-size="10pt" fo:font-weight="normal" officeooo:rsid="0018e345" officeooo:paragraph-rsid="0018e345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style:font-name="Georgia" fo:font-size="10pt" style:font-size-asian="10pt" style:font-size-complex="10pt"/>
    </style:style>
    <style:style style:name="P52" style:family="paragraph" style:parent-style-name="Table_20_Contents">
      <style:text-properties style:font-name="Georgia" fo:font-size="10pt" officeooo:paragraph-rsid="0020e041" style:font-size-asian="10pt" style:font-size-complex="10pt"/>
    </style:style>
    <style:style style:name="P53" style:family="paragraph" style:parent-style-name="Table_20_Contents">
      <style:paragraph-properties fo:margin-left="0.3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cc0000" style:font-name="Georgia" fo:font-size="10pt" officeooo:rsid="00137d07" officeooo:paragraph-rsid="00137d07" style:font-size-asian="10pt" style:font-size-complex="10pt"/>
    </style:style>
    <style:style style:name="P54" style:family="paragraph" style:parent-style-name="Table_20_Contents">
      <style:paragraph-properties fo:margin-left="0.3cm" fo:margin-right="0cm" fo:margin-top="0.101cm" fo:margin-bottom="0cm" loext:contextual-spacing="false" fo:text-align="start" style:justify-single-word="false" fo:text-indent="0cm" style:auto-text-indent="false" style:writing-mode="page"/>
      <style:text-properties fo:color="#cc0000" style:font-name="Georgia" fo:font-size="10pt" officeooo:rsid="00137d07" officeooo:paragraph-rsid="0020e041" style:font-size-asian="10pt" style:font-size-complex="10pt"/>
    </style:style>
    <style:style style:name="P55" style:family="paragraph" style:parent-style-name="Standard" style:list-style-name="L1">
      <style:text-properties officeooo:paragraph-rsid="0011a97e"/>
    </style:style>
    <style:style style:name="P56" style:family="paragraph" style:parent-style-name="Standard" style:list-style-name="L2">
      <style:text-properties fo:color="#000000" style:font-name="Georgia" fo:font-size="10pt" fo:font-weight="normal" officeooo:rsid="001b2ddd" officeooo:paragraph-rsid="001b2ddd" style:font-size-asian="8.75pt" style:font-weight-asian="normal" style:font-size-complex="10pt" style:font-weight-complex="normal"/>
    </style:style>
    <style:style style:name="P57" style:family="paragraph" style:parent-style-name="Standard" style:list-style-name="L2">
      <style:text-properties fo:color="#000000" style:font-name="Georgia" fo:font-size="10pt" fo:font-weight="normal" officeooo:rsid="001b2ddd" officeooo:paragraph-rsid="001bcde6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Georgia" fo:font-size="10pt" officeooo:paragraph-rsid="0020e041" style:font-size-asian="10pt" style:font-size-complex="10pt"/>
    </style:style>
    <style:style style:name="P59" style:family="paragraph" style:parent-style-name="Standard">
      <style:text-properties officeooo:paragraph-rsid="0020e04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efbd" style:font-style-asian="italic" style:font-style-complex="italic"/>
    </style:style>
    <style:style style:name="T3" style:family="text">
      <style:text-properties fo:font-style="italic" officeooo:rsid="00137d07" style:font-style-asian="italic" style:font-style-complex="italic"/>
    </style:style>
    <style:style style:name="T4" style:family="text">
      <style:text-properties fo:font-style="italic" officeooo:rsid="00140993" style:font-style-asian="italic" style:font-style-complex="italic"/>
    </style:style>
    <style:style style:name="T5" style:family="text">
      <style:text-properties officeooo:rsid="000ded3d"/>
    </style:style>
    <style:style style:name="T6" style:family="text">
      <style:text-properties officeooo:rsid="0011a97e"/>
    </style:style>
    <style:style style:name="T7" style:family="text">
      <style:text-properties fo:color="#000080" fo:font-weight="bold" officeooo:rsid="00146d29" style:font-weight-asian="bold" style:font-weight-complex="bold"/>
    </style:style>
    <style:style style:name="T8" style:family="text">
      <style:text-properties fo:color="#000080" style:font-name="Georgia" fo:font-weight="bold" style:font-weight-asian="bold" style:font-weight-complex="bold"/>
    </style:style>
    <style:style style:name="T9" style:family="text">
      <style:text-properties fo:color="#000080" style:font-name="Georgia" fo:font-weight="bold" officeooo:rsid="0011a97e" style:font-weight-asian="bold" style:font-weight-complex="bold"/>
    </style:style>
    <style:style style:name="T10" style:family="text">
      <style:text-properties fo:color="#000080" style:font-name="Georgia" fo:font-size="10pt" fo:font-weight="bold" officeooo:rsid="0011a97e" style:font-size-asian="10pt" style:font-weight-asian="bold" style:font-size-complex="10pt" style:font-weight-complex="bold"/>
    </style:style>
    <style:style style:name="T11" style:family="text">
      <style:text-properties fo:color="#000000" fo:font-size="10pt" fo:font-weight="normal" officeooo:rsid="00146d29" style:font-size-asian="10pt" style:font-weight-asian="normal" style:font-size-complex="10pt" style:font-weight-complex="normal"/>
    </style:style>
    <style:style style:name="T12" style:family="text">
      <style:text-properties fo:color="#000000" style:font-name="Georgia" fo:font-size="10pt" fo:font-weight="normal" officeooo:rsid="000c077f" style:font-size-asian="10pt" style:font-weight-asian="normal" style:font-size-complex="10pt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46d29" style:font-weight-asian="normal" style:font-weight-complex="normal"/>
    </style:style>
    <style:style style:name="T15" style:family="text">
      <style:text-properties fo:color="#000000" fo:font-weight="normal" officeooo:rsid="0014d64c" style:font-weight-asian="normal" style:font-weight-complex="normal"/>
    </style:style>
    <style:style style:name="T16" style:family="text">
      <style:text-properties fo:color="#000000" fo:font-weight="normal" officeooo:rsid="0018e345" style:font-weight-asian="normal" style:font-weight-complex="normal"/>
    </style:style>
    <style:style style:name="T17" style:family="text">
      <style:text-properties fo:color="#000000" fo:font-weight="normal" officeooo:rsid="001b2ddd" style:font-weight-asian="normal" style:font-weight-complex="normal"/>
    </style:style>
    <style:style style:name="T18" style:family="text">
      <style:text-properties fo:color="#000000" fo:font-weight="normal" officeooo:rsid="001bcde6" style:font-weight-asian="normal" style:font-weight-complex="normal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normal" officeooo:rsid="001bcde6" style:font-style-asian="italic" style:font-weight-asian="normal" style:font-style-complex="italic" style:font-weight-complex="normal"/>
    </style:style>
    <style:style style:name="T21" style:family="text">
      <style:text-properties fo:color="#000000" style:font-name="Arial Narrow" fo:font-size="13pt" fo:font-weight="normal" style:font-size-asian="13pt" style:font-weight-asian="normal" style:font-size-complex="13pt" style:font-weight-complex="normal"/>
    </style:style>
    <style:style style:name="T22" style:family="text">
      <style:text-properties officeooo:rsid="0012efbd"/>
    </style:style>
    <style:style style:name="T23" style:family="text">
      <style:text-properties officeooo:rsid="00140993"/>
    </style:style>
    <style:style style:name="T24" style:family="text">
      <style:text-properties officeooo:rsid="00146d29"/>
    </style:style>
    <style:style style:name="T25" style:family="text">
      <style:text-properties officeooo:rsid="0014d64c"/>
    </style:style>
    <style:style style:name="T26" style:family="text">
      <style:text-properties officeooo:rsid="0018e345"/>
    </style:style>
    <style:style style:name="T27" style:family="text">
      <style:text-properties officeooo:rsid="001b2ddd"/>
    </style:style>
    <style:style style:name="T28" style:family="text">
      <style:text-properties officeooo:rsid="0020830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cm" fo:text-indent="-0.57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6">Cuestionario </text:span>UT<text:span text:style-name="T6">3 (3º)</text:span></text:p>
      <text:p text:style-name="P2"/>
      <text:p text:style-name="P26"><text:span text:style-name="T8"><text:s/></text:span><text:span text:style-name="T9">Objetivo</text:span></text:p>
      <text:list xml:id="list396417039" text:style-name="L1">
        <text:list-item>
          <text:p text:style-name="P55"><text:span text:style-name="T10"><text:tab/></text:span><text:span text:style-name="T12">trabajar algunos métodos de la clase Math</text:span></text:p>
        </text:list-item>
      </text:list>
      <text:p text:style-name="P16"/>
      <text:p text:style-name="P16"/>
      <text:p text:style-name="P4"><text:span text:style-name="T7">1.-</text:span><text:span text:style-name="T22"> Suponiendo definidas las variables:</text:span><text:tab/><text:span text:style-name="T2">double valor</text:span><text:span text:style-name="T1">:</text:span></text:p>
      <text:p text:style-name="P5"><text:tab/><text:tab/><text:tab/><text:tab/><text:tab/><text:tab/><text:span text:style-name="T22">int numero;</text:span>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><text:s/><text:span text:style-name="T22">Asigna a </text:span><text:span text:style-name="T2">valor</text:span><text:span text:style-name="T22"> un nº aleatorio entre 0.0 y 16.0 exclusive</text:span></text:p>
          </table:table-cell>
          <table:table-cell table:style-name="Tabla2.B1" office:value-type="string">
            <text:p text:style-name="P47">aleatorio = Math.random() * 16;</text:p>
          </table:table-cell>
        </table:table-row>
        <table:table-row>
          <table:table-cell table:style-name="Tabla2.A2" office:value-type="string">
            <text:p text:style-name="P6"><text:span text:style-name="T22">Asigna a </text:span><text:span text:style-name="T2">valor</text:span><text:span text:style-name="T22"> un nº aleatorio entre 0.0 y 1.0 exclusive</text:span></text:p>
          </table:table-cell>
          <table:table-cell table:style-name="Tabla2.B2" office:value-type="string">
            <text:p text:style-name="P38"/>
            <text:p text:style-name="P39"/>
          </table:table-cell>
        </table:table-row>
        <table:table-row>
          <table:table-cell table:style-name="Tabla2.A2" office:value-type="string">
            <text:p text:style-name="P29"><text:span text:style-name="T22">Asigna a </text:span><text:span text:style-name="T2">valor</text:span><text:span text:style-name="T22"> un nº aleatorio entre 15.0 y 25.0 exclusive</text:span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29"><text:span text:style-name="T22">Asigna a </text:span><text:span text:style-name="T3">numero</text:span><text:span text:style-name="T22"> un nº aleatorio <text:s/>que cumpla </text:span><text:span text:style-name="T2">0&lt;=numero&lt;=10</text:span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29"><text:span text:style-name="T22">Asigna a </text:span><text:span text:style-name="T3">numero</text:span><text:span text:style-name="T22"> un nº aleatorio <text:s/>que cumpla 1</text:span><text:span text:style-name="T2">&lt;=numero&lt;=</text:span><text:span text:style-name="T4">2</text:span><text:span text:style-name="T2">0</text:span></text:p>
          </table:table-cell>
          <table:table-cell table:style-name="Tabla2.B2" office:value-type="string">
            <text:p text:style-name="P40">numero = (int) (Math.random() * 20) + 1;</text:p>
          </table:table-cell>
        </table:table-row>
        <table:table-row>
          <table:table-cell table:style-name="Tabla2.A2" office:value-type="string">
            <text:p text:style-name="P29"><text:span text:style-name="T22">Asigna a </text:span><text:span text:style-name="T3">numero</text:span><text:span text:style-name="T22"> un nº aleatorio <text:s/>que cumpla 1</text:span><text:span text:style-name="T2">&lt;=numero&lt;=</text:span><text:span text:style-name="T4">6</text:span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29"><text:s/><text:span text:style-name="T22">Asigna a </text:span><text:span text:style-name="T3">numero</text:span><text:span text:style-name="T22"> un nº aleatorio <text:s/>que cumpla 15</text:span><text:span text:style-name="T2">&lt;=numero&lt;=</text:span><text:span text:style-name="T4">50</text:span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0"><text:span text:style-name="T22">Asigna a </text:span><text:span text:style-name="T3">numero</text:span><text:span text:style-name="T22"> un nº aleatorio <text:s/>que cumpla -4</text:span><text:span text:style-name="T2">&lt;=numero&lt;=</text:span><text:span text:style-name="T4">20</text:span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0"><text:span text:style-name="T22">Asigna a </text:span><text:span text:style-name="T3">numero</text:span><text:span text:style-name="T22"> un nº aleatorio <text:s/>que cumpla 3</text:span><text:span text:style-name="T2">&lt;=numero&lt;=</text:span><text:span text:style-name="T4">9</text:span></text:p>
          </table:table-cell>
          <table:table-cell table:style-name="Tabla2.B2" office:value-type="string">
            <text:p text:style-name="P38"/>
          </table:table-cell>
        </table:table-row>
      </table:table>
      <text:p text:style-name="P2"/>
      <text:p text:style-name="P8"><text:span text:style-name="T24">2.- </text:span><text:span text:style-name="T11">¿Qué enteros pueden escribirse si ejecutamos el siguiente código?</text:span></text:p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3">int n = <text:span text:style-name="T23">(int) (Math.random() * </text:span>4<text:span text:style-name="T23">) + 1;</text:span></text:p>
            <text:p text:style-name="P23">n = n * 5;</text:p>
            <text:p text:style-name="P23">System.out.println(n);</text:p>
          </table:table-cell>
          <table:table-cell table:style-name="Tabla3.A1" office:value-type="string">
            <text:p text:style-name="P15"><text:s/></text:p>
          </table:table-cell>
        </table:table-row>
      </table:table>
      <text:p text:style-name="P7"/>
      <text:p text:style-name="P9"><text:span text:style-name="T24">3.- </text:span><text:span text:style-name="T14">Indica qué devuelve</text:span><text:span text:style-name="T15">n</text:span><text:span text:style-name="T14"> los siguientes métodos. Puedes consultar la API para repasar las signaturas de los métodos de la clase Math.</text:span>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8"><text:s text:c="3"/></text:p>
          </table:table-cell>
          <table:table-cell table:style-name="Tabla1.A1" office:value-type="string">
            <text:p text:style-name="P45">Valor</text:p>
            <text:p text:style-name="P48"/>
          </table:table-cell>
          <table:table-cell table:style-name="Tabla1.C1" office:value-type="string">
            <text:p text:style-name="P45">Tipo</text:p>
          </table:table-cell>
        </table:table-row>
        <table:table-row>
          <table:table-cell table:style-name="Tabla1.A2" office:value-type="string">
            <text:p text:style-name="P32"><text:s/><text:span text:style-name="T24">Math.abs(-7)</text:span></text:p>
          </table:table-cell>
          <table:table-cell table:style-name="Tabla1.B2" office:value-type="string">
            <text:p text:style-name="P43"/>
            <text:p text:style-name="P43"/>
          </table:table-cell>
          <table:table-cell table:style-name="Tabla1.C2" office:value-type="string">
            <text:p text:style-name="P43"/>
          </table:table-cell>
        </table:table-row>
        <table:table-row>
          <table:table-cell table:style-name="Tabla1.A2" office:value-type="string">
            <text:p text:style-name="P32"><text:s text:c="2"/><text:span text:style-name="T24">Math.pow(3.0, 2.0)</text:span></text:p>
          </table:table-cell>
          <table:table-cell table:style-name="Tabla1.B3" office:value-type="string">
            <text:p text:style-name="P41"/>
            <text:p text:style-name="P41"/>
          </table:table-cell>
          <table:table-cell table:style-name="Tabla1.C3" office:value-type="string">
            <text:p text:style-name="P41"/>
          </table:table-cell>
        </table:table-row>
        <table:table-row>
          <table:table-cell table:style-name="Tabla1.A2" office:value-type="string">
            <text:p text:style-name="P35">Math.sqrt(16)</text:p>
          </table:table-cell>
          <table:table-cell table:style-name="Tabla1.B4" office:value-type="string">
            <text:p text:style-name="P41"/>
            <text:p text:style-name="P41"/>
          </table:table-cell>
          <table:table-cell table:style-name="Tabla1.C4" office:value-type="string">
            <text:p text:style-name="P41"/>
          </table:table-cell>
        </table:table-row>
        <table:table-row>
          <table:table-cell table:style-name="Tabla1.A2" office:value-type="string">
            <text:p text:style-name="P32"><text:s/><text:span text:style-name="T5"><text:s/>Math.abs(Math.min(-3, -5))</text:span></text:p>
          </table:table-cell>
          <table:table-cell table:style-name="Tabla1.B5" office:value-type="string">
            <text:p text:style-name="P41"/>
            <text:p text:style-name="P41"/>
          </table:table-cell>
          <table:table-cell table:style-name="Tabla1.C5" office:value-type="string">
            <text:p text:style-name="P41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9"><text:span text:style-name="T24">4.- </text:span><text:span text:style-name="T14">Escribe <text:s/></text:span><text:span text:style-name="T16">en Java </text:span><text:span text:style-name="T14">la expresión <text:s/></text:span><text:span text:style-name="T14"><draw:frame draw:style-name="fr1" draw:name="Objeto1" text:anchor-type="as-char" svg:y="-0.619cm" svg:width="0.95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usando <text:s/>métodos </text:span><text:span text:style-name="T15">y constantes </text:span><text:span text:style-name="T14">de la clase Math.</text:span></text:p>
      <text:p text:style-name="P17"/>
      <text:p text:style-name="P10"><text:span text:style-name="T25">5.-</text:span><text:span text:style-name="T14"> Indica qué devuelve</text:span><text:span text:style-name="T15">n</text:span><text:span text:style-name="T14"> los siguientes métodos. Puedes consultar la API para repasar las signaturas de los métodos de la clase Math.</text:span></text:p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1"><text:s text:c="3"/></text:p>
          </table:table-cell>
          <table:table-cell table:style-name="Tabla4.A1" office:value-type="string">
            <text:p text:style-name="P46">Valor</text:p>
            <text:p text:style-name="P49"/>
          </table:table-cell>
          <table:table-cell table:style-name="Tabla4.C1" office:value-type="string">
            <text:p text:style-name="P46">Tipo</text:p>
          </table:table-cell>
        </table:table-row>
        <table:table-row>
          <table:table-cell table:style-name="Tabla4.A2" office:value-type="string">
            <text:p text:style-name="P33"><text:s/><text:span text:style-name="T24">Math.ceil(-6.022) + Math.floor(15.994)</text:span></text:p>
          </table:table-cell>
          <table:table-cell table:style-name="Tabla4.B2" office:value-type="string">
            <text:p text:style-name="P44"/>
            <text:p text:style-name="P44"/>
          </table:table-cell>
          <table:table-cell table:style-name="Tabla4.C2" office:value-type="string">
            <text:p text:style-name="P44"/>
          </table:table-cell>
        </table:table-row>
        <table:table-row>
          <table:table-cell table:style-name="Tabla4.A2" office:value-type="string">
            <text:p text:style-name="P33"><text:s text:c="2"/><text:span text:style-name="T24">Math.ceil(3.5)</text:span></text:p>
          </table:table-cell>
          <table:table-cell table:style-name="Tabla4.B3" office:value-type="string">
            <text:p text:style-name="P42"/>
            <text:p text:style-name="P42"/>
          </table:table-cell>
          <table:table-cell table:style-name="Tabla4.C3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3"><text:s text:c="2"/><text:span text:style-name="T24">Math.ceil(-3.5)</text:span></text:p>
          </table:table-cell>
          <table:table-cell table:style-name="Tabla4.B4" office:value-type="string">
            <text:p text:style-name="P42"/>
            <text:p text:style-name="P42"/>
          </table:table-cell>
          <table:table-cell table:style-name="Tabla4.C4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4"><text:s/><text:span text:style-name="T24">Math.floor(3.5)</text:span></text:p>
          </table:table-cell>
          <table:table-cell table:style-name="Tabla4.B5" office:value-type="string">
            <text:p text:style-name="P42"/>
            <text:p text:style-name="P42"/>
          </table:table-cell>
          <table:table-cell table:style-name="Tabla4.C5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6">Math.floor(-3.5)</text:p>
          </table:table-cell>
          <table:table-cell table:style-name="Tabla4.B6" office:value-type="string">
            <text:p text:style-name="P42"/>
            <text:p text:style-name="P42"/>
          </table:table-cell>
          <table:table-cell table:style-name="Tabla4.C6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4"/>
            <text:p text:style-name="P36">Math.round(3.5)</text:p>
          </table:table-cell>
          <table:table-cell table:style-name="Tabla4.B7" office:value-type="string">
            <text:p text:style-name="P42"/>
          </table:table-cell>
          <table:table-cell table:style-name="Tabla4.C7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6">Math.round(-3.5)</text:p>
          </table:table-cell>
          <table:table-cell table:style-name="Tabla4.B8" office:value-type="string">
            <text:p text:style-name="P42"/>
            <text:p text:style-name="P42"/>
          </table:table-cell>
          <table:table-cell table:style-name="Tabla4.C8" office:value-type="string">
            <text:p text:style-name="P42"/>
          </table:table-cell>
        </table:table-row>
      </table:table>
      <text:p text:style-name="P27"/>
      <text:p text:style-name="P27"/>
      <text:p text:style-name="P11"><text:span text:style-name="T26">6.- </text:span><text:span text:style-name="T14">Escribe <text:s/></text:span><text:span text:style-name="T16">en Java </text:span><text:span text:style-name="T14">la </text:span><text:span text:style-name="T16">siguiente </text:span><text:span text:style-name="T14">expresión <text:s/>usando <text:s/>métodos </text:span><text:span text:style-name="T15"><text:s/></text:span><text:span text:style-name="T14">de la clase Math.</text:span></text:p>
      <text:p text:style-name="P24"/>
      <text:p text:style-name="P24"><draw:frame draw:style-name="fr1" draw:name="Objeto2" text:anchor-type="as-char" svg:y="-1.087cm" svg:width="4.784cm" svg:height="1.65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9"/>
      <text:p text:style-name="P12"><text:span text:style-name="T14">|</text:span><text:span text:style-name="T13">x| <text:s/>es valor absoluto</text:span></text:p>
      <text:p text:style-name="P12"><text:span text:style-name="T13">[x] es el techo (</text:span><text:span text:style-name="T19">ceil</text:span><text:span text:style-name="T13">) de x</text:span></text:p>
      <text:p text:style-name="P20"/>
      <text:p text:style-name="P20"/>
      <text:p text:style-name="P50"/>
      <text:p text:style-name="P13"><text:span text:style-name="T27">7</text:span>.-<text:span text:style-name="T13"> </text:span><text:span text:style-name="T17">¿Qué rango de números </text:span><text:span text:style-name="T18">podrá tomar </text:span><text:span text:style-name="T20">n</text:span><text:span text:style-name="T18"> si se le asigna </text:span><text:span text:style-name="T17">la siguiente expresión?</text:span></text:p>
      <text:p text:style-name="P21"/>
      <text:p text:style-name="P14"><text:span text:style-name="T13"><text:tab/></text:span><text:span text:style-name="T21">int n = (int) (Math.floor(Math.random() * 8)) + 2</text:span></text:p>
      <text:p text:style-name="P25"/>
      <text:list xml:id="list2012321096" text:style-name="L2">
        <text:list-item>
          <text:p text:style-name="P56">3 &lt;=n&lt;= 10</text:p>
        </text:list-item>
        <text:list-item>
          <text:p text:style-name="P56">3 &lt;=n&lt;= 9</text:p>
        </text:list-item>
        <text:list-item>
          <text:p text:style-name="P57">2 &lt;=n&lt;= 10</text:p>
        </text:list-item>
        <text:list-item>
          <text:p text:style-name="P57">2 &lt;=n&lt;= 9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8:57:41.63</meta:creation-date>
    <dc:date>2020-09-30T17:21:53.502000000</dc:date>
    <meta:editing-duration>PT1H16M11S</meta:editing-duration>
    <meta:editing-cycles>23</meta:editing-cycles>
    <meta:generator>LibreOffice/6.2.4.2$Windows_X86_64 LibreOffice_project/2412653d852ce75f65fbfa83fb7e7b669a126d64</meta:generator>
    <meta:document-statistic meta:table-count="4" meta:image-count="0" meta:object-count="2" meta:page-count="3" meta:paragraph-count="52" meta:word-count="290" meta:character-count="1757" meta:non-whitespace-character-count="1477"/>
  </office:meta>
</office:document-meta>
</file>

<file path=Object 1/content.xml><?xml version="1.0" encoding="utf-8"?>
<math xmlns="http://www.w3.org/1998/Math/MathML" display="block">
  <semantics>
    <mrow>
      <mfrac>
        <mn>4</mn>
        <mn>3</mn>
      </mfrac>
      <msup>
        <mi mathvariant="normal">π</mi>
        <mn>3</mn>
      </msup>
    </mrow>
    <annotation encoding="StarMath 5.0"> {4} over {3}  %pi ^{3}
 
 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frac>
            <mrow>
              <msqrt>
                <mrow>
                  <mo fence="true" stretchy="true">|</mo>
                  <mrow>
                    <mrow>
                      <msup>
                        <mi>x</mi>
                        <mn>5</mn>
                      </msup>
                      <mo stretchy="false">−</mo>
                      <msup>
                        <mi>y</mi>
                        <mn>5</mn>
                      </msup>
                    </mrow>
                  </mrow>
                  <mo fence="true" stretchy="true">|</mo>
                </mrow>
              </msqrt>
              <mo stretchy="false">+</mo>
              <mi mathvariant="italic">xy</mi>
            </mrow>
            <mrow>
              <mi>x</mi>
              <mo stretchy="false">+</mo>
              <mi>y</mi>
            </mrow>
          </mfrac>
          <mo stretchy="false">+</mo>
          <mn>2</mn>
        </mrow>
      </mrow>
      <mo fence="true" stretchy="false">]</mo>
    </mrow>
    <annotation encoding="StarMath 5.0">
 [ { sqrt{ abs{x^{5} - y^{5}} } + xy} over { x + y} + 2] </annotation>
  </semantics>
</math>
</file>